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Arial" svg:font-family="Arial" style:font-adornments="Negrito" style:font-family-generic="swiss" style:font-pitch="variable"/>
    <style:font-face style:name="Arial1" svg:font-family="Arial" style:font-adornments="Normal" style:font-family-generic="swiss" style:font-pitch="variable"/>
    <style:font-face style:name="Arial2"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Roboto" svg:font-family="Roboto, apple-system, BlinkMacSystemFont, 'Segoe UI', 'Helvetica Neue', Arial, sans-serif, 'Apple Color Emoji', 'Segoe UI Emoji', 'Segoe UI Symbol'"/>
  </office:font-face-decls>
  <office:automatic-styles>
    <style:style style:name="P1" style:family="paragraph" style:parent-style-name="Standard" style:master-page-name="Página_20_GHST">
      <style:paragraph-properties style:page-number="auto"/>
      <style:text-properties officeooo:rsid="001fcb68" officeooo:paragraph-rsid="001fcb68"/>
    </style:style>
    <style:style style:name="P2" style:family="paragraph" style:parent-style-name="Standard">
      <style:text-properties officeooo:rsid="001f1f6d" officeooo:paragraph-rsid="001f1f6d"/>
    </style:style>
    <style:style style:name="P3" style:family="paragraph" style:parent-style-name="Parágrafo_20_GHST">
      <style:paragraph-properties fo:break-before="page"/>
    </style:style>
    <style:style style:name="P4" style:family="paragraph" style:parent-style-name="Standard">
      <style:paragraph-properties fo:break-before="page"/>
      <style:text-properties officeooo:rsid="001fcb68" officeooo:paragraph-rsid="001fcb68"/>
    </style:style>
    <style:style style:name="P5" style:family="paragraph" style:parent-style-name="Standard">
      <style:text-properties officeooo:rsid="001fcb68" officeooo:paragraph-rsid="001fcb68"/>
    </style:style>
    <style:style style:name="P6" style:family="paragraph" style:parent-style-name="Standard" style:master-page-name="Index">
      <style:paragraph-properties style:page-number="6"/>
      <style:text-properties officeooo:rsid="001fcb68" officeooo:paragraph-rsid="001fcb68"/>
    </style:style>
    <style:style style:name="P7" style:family="paragraph" style:parent-style-name="Standard">
      <style:text-properties officeooo:rsid="0020f9ed" officeooo:paragraph-rsid="0020f9ed"/>
    </style:style>
    <style:style style:name="P8" style:family="paragraph" style:parent-style-name="Titulo_20_1_20_GHST">
      <style:text-properties fo:font-size="12pt" style:font-size-asian="14pt" style:font-size-complex="14pt"/>
    </style:style>
    <style:style style:name="P9" style:family="paragraph" style:parent-style-name="Citação_20_GHST">
      <style:text-properties officeooo:paragraph-rsid="002b9c1e"/>
    </style:style>
    <style:style style:name="T1" style:family="text">
      <style:text-properties officeooo:rsid="001fcb68"/>
    </style:style>
    <style:style style:name="T2" style:family="text">
      <style:text-properties officeooo:rsid="0020f9ed"/>
    </style:style>
    <style:style style:name="T3" style:family="text">
      <style:text-properties officeooo:rsid="002707fc"/>
    </style:style>
    <style:style style:name="T4" style:family="text">
      <style:text-properties style:font-name="Arial2"/>
    </style:style>
    <style:style style:name="T5" style:family="text">
      <style:text-properties officeooo:rsid="002b9c1e"/>
    </style:style>
    <style:style style:name="T6" style:family="text">
      <style:text-properties fo:font-weight="bold" style:font-weight-asian="bold"/>
    </style:style>
    <style:style style:name="T7" style:family="text">
      <style:text-properties style:text-position="super 58%"/>
    </style:style>
    <style:style style:name="T8" style:family="text">
      <style:text-properties fo:font-style="italic" style:font-style-asian="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t;Capa&gt;</text:p>
      <text:p text:style-name="P2">Instituição</text:p>
      <text:p text:style-name="P2">Nome</text:p>
      <text:p text:style-name="P2">Título do Trabalho:</text:p>
      <text:p text:style-name="P2">Subtítulo</text:p>
      <text:p text:style-name="P2">Local, ano</text:p>
      <text:p text:style-name="P3"/>
      <text:p text:style-name="Parágrafo_20_GHST">&lt;<text:span text:style-name="T1">Folha de Rosto</text:span>&gt;</text:p>
      <text:p text:style-name="Parágrafo_20_GHST">Nome</text:p>
      <text:p text:style-name="Parágrafo_20_GHST">Título</text:p>
      <text:p text:style-name="Parágrafo_20_GHST">Subtítulo</text:p>
      <text:p text:style-name="Parágrafo_20_GHST"><text:span text:style-name="T1">Natureza: </text:span>natureza: tipo do trabalho (tese, dissertação, trabalho de conclusão de curso e outros) e objetivo (aprovação em disciplina, grau pretendido e outros); nome da instituição a que é submetido; área de concentração; </text:p>
      <text:p text:style-name="Parágrafo_20_GHST">Nome do Orientador</text:p>
      <text:p text:style-name="Parágrafo_20_GHST">Local, ano</text:p>
      <text:p text:style-name="P4"/>
      <text:p text:style-name="P5">&lt;Folha de aprovação&gt;</text:p>
      <text:p text:style-name="P4"/>
      <text:p text:style-name="P5">&lt;Resumo (em português)&gt;</text:p>
      <text:p text:style-name="P4"/>
      <text:p text:style-name="P5">&lt;Abstract (resumo em inglês)&gt;</text:p>
      <text:p text:style-name="P4"/>
      <text:p text:style-name="P5">&lt;Sumário&gt;</text:p>
      <text:p text:style-name="P5"/>
      <text:p text:style-name="P5"/>
      <text:p text:style-name="P6"/>
      <text:p text:style-name="P5"/>
      <text:p text:style-name="Parágrafo_20_GHST">Introdução</text:p>
      <text:p text:style-name="Parágrafo_20_GHST">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text:p>
      <text:p text:style-name="Parágrafo_20_GHST">Segundo parágrafo da introdução segundo parágrafo da introdução segundo parágrafo da introdução segundo parágrafo da introdução segundo parágrafo da introdução segundo parágrafo da introdução segundo parágrafo da introdução segundo parágrafo da introdução segundo parágrafo da introdução segundo parágrafo da introdução segundo parágrafo da introdução.</text:p>
      <text:p text:style-name="Parágrafo_20_GHST">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text:p>
      <text:p text:style-name="P5"/>
      <text:h text:style-name="Titulo_20_1_20_GHST" text:outline-level="1">Primeiro Capítulo</text:h>
      <text:p text:style-name="P5"/>
      <text:p text:style-name="Parágrafo_20_GHST">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p>
      <text:p text:style-name="Parágrafo_20_GHST">Parágrafo <text:s/>parágrafo parágrafo parágrafo parágrafo parágrafo parágrafo parágrafo parágrafo parágrafo parágrafo parágrafo parágrafo parágrafo parágrafo parágrafo parágrafo parágrafo parágrafo parágrafo.</text:p>
      <text:p text:style-name="Parágrafo_20_GHST"/>
      <text:h text:style-name="Titulo_20_1_20_GHST" text:outline-level="1"><text:soft-page-break/>Segundo capítulo</text:h>
      <text:p text:style-name="P5"/>
      <text:p text:style-name="Parágrafo_20_GHST">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p>
      <text:p text:style-name="Parágrafo_20_GHST"/>
      <text:h text:style-name="Título_20_2_20_GHST" text:outline-level="2">Primeira seção do segundo capítulo</text:h>
      <text:p text:style-name="P5"/>
      <text:p text:style-name="Parágrafo_20_GHST">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p>
      <text:p text:style-name="Parágrafo_20_GHST">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p>
      <text:p text:style-name="Parágrafo_20_GHST"/>
      <text:h text:style-name="Título_20_2_20_GHST" text:outline-level="2">Segunda seção do segundo capítulo</text:h>
      <text:p text:style-name="P5"/>
      <text:p text:style-name="Parágrafo_20_GHST">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p>
      <text:p text:style-name="Parágrafo_20_GHST"/>
      <text:h text:style-name="Título_20_3_20_GHST" text:outline-level="3">Subseção da segunda seção só segundo capítulo</text:h>
      <text:p text:style-name="P5"/>
      <text:p text:style-name="Parágrafo_20_GHST">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text:soft-page-break/>parágrafo parágrafo parágrafo parágrafo parágrafo parágrafo parágrafo parágrafo parágrafo parágrafo parágrafo parágrafo.</text:p>
      <text:p text:style-name="Parágrafo_20_GHST"/>
      <text:h text:style-name="Titulo_20_1_20_GHST" text:outline-level="1">Terceiro Capítulo das <text:span text:style-name="T2">F</text:span>iguras e <text:span text:style-name="T2">T</text:span>abelas</text:h>
      <text:p text:style-name="P5"/>
      <text:p text:style-name="Parágrafo_20_GHST">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p>
      <text:p text:style-name="Parágrafo_20_GHST"/>
      <text:p text:style-name="P5">&lt;Adicionas aqui uma figura&gt;</text:p>
      <text:p text:style-name="P5"/>
      <text:p text:style-name="P5">&lt;Adicionar aqui uma segunda figura&gt;</text:p>
      <text:p text:style-name="P5"/>
      <text:p text:style-name="P5">&lt;Adicionar aqui uma tabela&gt;</text:p>
      <text:p text:style-name="P5"/>
      <text:h text:style-name="Titulo_20_1_20_GHST" text:outline-level="1">Quarto Capítulo das Fórmulas</text:h>
      <text:p text:style-name="P7"/>
      <text:p text:style-name="Parágrafo_20_GHST">Parágrafo<text:span text:style-name="T1">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span></text:p>
      <text:p text:style-name="P7"/>
      <text:p text:style-name="P7"/>
      <text:p text:style-name="Parágrafo_20_GHST">Parágrafo<text:span text:style-name="T1">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span></text:p>
      <text:p text:style-name="Parágrafo_20_GHST"/>
      <text:p text:style-name="P7"/>
      <text:p text:style-name="P7"><text:soft-page-break/></text:p>
      <text:h text:style-name="P8" text:outline-level="1"><text:span text:style-name="T3">C</text:span>apítulos das referências e citações.</text:h>
      <text:p text:style-name="P7"/>
      <text:p text:style-name="Citação_20_GHST"><text:span text:style-name="Citation">"Se há uma coisa que Voldemort não consegue entender, é o amor. Ele não percebeu que um amor tão poderoso quanto o da sua mãe por você deixa sua própria marca. Nenhuma cicatriz, nenhum sinal visível... ter sido amado tão profundamente, mesmo que a pessoa que nos amou tenha partido, nos dará alguma proteção para sempre. Está na sua própria pele." </text:span><text:reference-mark-start text:name="ZOTERO_ITEM CSL_CITATION {&quot;citationID&quot;:&quot;NMy48rgb&quot;,&quot;properties&quot;:{&quot;formattedCitation&quot;:&quot;(Rowling; Wyler, 2017a)&quot;,&quot;plainCitation&quot;:&quot;(Rowling; Wyler, 2017a)&quot;,&quot;noteIndex&quot;:0},&quot;citationItems&quot;:[{&quot;id&quot;:8,&quot;uris&quot;:[&quot;http://zotero.org/users/local/sOowNeQ0/items/7PRPG96S&quot;],&quot;itemData&quot;:{&quot;id&quot;:8,&quot;type&quot;:&quot;book&quot;,&quot;abstract&quot;:&quot;Harry Potter é um garoto cujos pais, feiticeiros, foram assassinados por um poderosíssimo bruxo quando ele ainda era um bebê. Ele foi levado, então, para a casa dos tios que nada tinham a ver com o sobrenatural. Pelo contrário. Até os 10 anos, Harry foi uma espécie de gata borralheira: maltratado pelos tios, herdava roupas velhas do primo gorducho, tinha óculos remendados e era tratado como um estorvo. No dia de seu aniversário de 11 anos, entretanto, ele parece deslizar por um buraco sem fundo, como o de Alice no país das maravilhas, que o conduz a um mundo mágico. Descobre sua verdadeira história e seu destino: ser um aprendiz de feiticeiro até o dia em que terá que enfrentar a pior força do mal, o homem que assassinou seus pais. O menino de olhos verde, magricela e desengonçado, tão habituado à rejeição, descobre, também, que é um herói no universo dos magos. Potter fica sabendo que é a única pessoa a ter sobrevivido a um ataque do tal bruxo do mal e essa é a causa da marca em forma de raio que ele carrega na testa. Ele não é um garoto qualquer, ele sequer é um feiticeiro qualquer ele é Harry Potter, símbolo de poder, resistência e um líder natural entre os sobrenaturais. A fábula, recheada de fantasmas, paredes que falam, caldeirões, sapos, unicórnios, dragões e gigantes, não é, entretanto, apenas um passatempo.&quot;,&quot;edition&quot;:&quot;1ª edição&quot;,&quot;ISBN&quot;:&quot;978-85-325-3078-3&quot;,&quot;language&quot;:&quot;Português&quot;,&quot;publisher&quot;:&quot;Rocco&quot;,&quot;source&quot;:&quot;Amazon&quot;,&quot;title&quot;:&quot;Harry Potter e a Pedra Filosofal: 1&quot;,&quot;title-short&quot;:&quot;Harry Potter e a Pedra Filosofal&quot;,&quot;author&quot;:[{&quot;family&quot;:&quot;Rowling&quot;,&quot;given&quot;:&quot;J. K.&quot;},{&quot;family&quot;:&quot;Wyler&quot;,&quot;given&quot;:&quot;Lia&quot;}],&quot;contributor&quot;:[{&quot;family&quot;:&quot;Moss&quot;,&quot;given&quot;:&quot;Olly&quot;}],&quot;issued&quot;:{&quot;date-parts&quot;:[[&quot;2017&quot;,8,19]]}}}],&quot;schema&quot;:&quot;https://github.com/citation-style-language/schema/raw/master/csl-citation.json&quot;} RND9leSZ9i29Y"/><text:span text:style-name="Citation">(Rowling; Wyler, 2017a)</text:span><text:reference-mark-end text:name="ZOTERO_ITEM CSL_CITATION {&quot;citationID&quot;:&quot;NMy48rgb&quot;,&quot;properties&quot;:{&quot;formattedCitation&quot;:&quot;(Rowling; Wyler, 2017a)&quot;,&quot;plainCitation&quot;:&quot;(Rowling; Wyler, 2017a)&quot;,&quot;noteIndex&quot;:0},&quot;citationItems&quot;:[{&quot;id&quot;:8,&quot;uris&quot;:[&quot;http://zotero.org/users/local/sOowNeQ0/items/7PRPG96S&quot;],&quot;itemData&quot;:{&quot;id&quot;:8,&quot;type&quot;:&quot;book&quot;,&quot;abstract&quot;:&quot;Harry Potter é um garoto cujos pais, feiticeiros, foram assassinados por um poderosíssimo bruxo quando ele ainda era um bebê. Ele foi levado, então, para a casa dos tios que nada tinham a ver com o sobrenatural. Pelo contrário. Até os 10 anos, Harry foi uma espécie de gata borralheira: maltratado pelos tios, herdava roupas velhas do primo gorducho, tinha óculos remendados e era tratado como um estorvo. No dia de seu aniversário de 11 anos, entretanto, ele parece deslizar por um buraco sem fundo, como o de Alice no país das maravilhas, que o conduz a um mundo mágico. Descobre sua verdadeira história e seu destino: ser um aprendiz de feiticeiro até o dia em que terá que enfrentar a pior força do mal, o homem que assassinou seus pais. O menino de olhos verde, magricela e desengonçado, tão habituado à rejeição, descobre, também, que é um herói no universo dos magos. Potter fica sabendo que é a única pessoa a ter sobrevivido a um ataque do tal bruxo do mal e essa é a causa da marca em forma de raio que ele carrega na testa. Ele não é um garoto qualquer, ele sequer é um feiticeiro qualquer ele é Harry Potter, símbolo de poder, resistência e um líder natural entre os sobrenaturais. A fábula, recheada de fantasmas, paredes que falam, caldeirões, sapos, unicórnios, dragões e gigantes, não é, entretanto, apenas um passatempo.&quot;,&quot;edition&quot;:&quot;1ª edição&quot;,&quot;ISBN&quot;:&quot;978-85-325-3078-3&quot;,&quot;language&quot;:&quot;Português&quot;,&quot;publisher&quot;:&quot;Rocco&quot;,&quot;source&quot;:&quot;Amazon&quot;,&quot;title&quot;:&quot;Harry Potter e a Pedra Filosofal: 1&quot;,&quot;title-short&quot;:&quot;Harry Potter e a Pedra Filosofal&quot;,&quot;author&quot;:[{&quot;family&quot;:&quot;Rowling&quot;,&quot;given&quot;:&quot;J. K.&quot;},{&quot;family&quot;:&quot;Wyler&quot;,&quot;given&quot;:&quot;Lia&quot;}],&quot;contributor&quot;:[{&quot;family&quot;:&quot;Moss&quot;,&quot;given&quot;:&quot;Olly&quot;}],&quot;issued&quot;:{&quot;date-parts&quot;:[[&quot;2017&quot;,8,19]]}}}],&quot;schema&quot;:&quot;https://github.com/citation-style-language/schema/raw/master/csl-citation.json&quot;} RND9leSZ9i29Y"/></text:p>
      <text:p text:style-name="Citação_20_GHST"><text:span text:style-name="Citation"/></text:p>
      <text:p text:style-name="Citação_20_GHST"><text:span text:style-name="Citation">“Ron, você sabe muito bem que Harry e eu fomos criados por trouxas!', disse Hermione. 'Não ouvíamos histórias assim quando éramos pequenos, ouvíamos 'Branca de Neve e os Sete Anões' e 'Cinderela'...' 'O que é isso, uma doença?', perguntou Rony." </text:span><text:reference-mark-start text:name="ZOTERO_ITEM CSL_CITATION {&quot;citationID&quot;:&quot;dLGazsM0&quot;,&quot;properties&quot;:{&quot;formattedCitation&quot;:&quot;(Rowling; Wyler, 2017b)&quot;,&quot;plainCitation&quot;:&quot;(Rowling; Wyler, 2017b)&quot;,&quot;noteIndex&quot;:0},&quot;citationItems&quot;:[{&quot;id&quot;:6,&quot;uris&quot;:[&quot;http://zotero.org/users/local/sOowNeQ0/items/TFIQBXRT&quot;],&quot;itemData&quot;:{&quot;id&quot;:6,&quot;type&quot;:&quot;book&quot;,&quot;abstract&quot;:&quot;Harry Potter e as relíquias da morte', de J.K. Rowling, é o sétimo e último livro da série. Voldemorte está cada vez mais forte e Harry Potter precisa encontrar e aniquilar as Horcruxes para enfraquecer o lorde e poder enfrentálo. Nessa busca desenfreada, contando apenas com os amigos Rony e Hermione, Harry descobre as Relíquias da Morte, que serão úteis na batalha do bem contra o mal.&quot;,&quot;edition&quot;:&quot;1ª edição&quot;,&quot;ISBN&quot;:&quot;978-85-325-3084-4&quot;,&quot;language&quot;:&quot;Português&quot;,&quot;publisher&quot;:&quot;Rocco&quot;,&quot;source&quot;:&quot;Amazon&quot;,&quot;title&quot;:&quot;Harry Potter e as Relíquias da Morte: 7&quot;,&quot;title-short&quot;:&quot;Harry Potter e as Relíquias da Morte&quot;,&quot;author&quot;:[{&quot;family&quot;:&quot;Rowling&quot;,&quot;given&quot;:&quot;J. K.&quot;},{&quot;family&quot;:&quot;Wyler&quot;,&quot;given&quot;:&quot;Lia&quot;}],&quot;contributor&quot;:[{&quot;family&quot;:&quot;Moss&quot;,&quot;given&quot;:&quot;Olly&quot;}],&quot;issued&quot;:{&quot;date-parts&quot;:[[&quot;2017&quot;,8,19]]}}}],&quot;schema&quot;:&quot;https://github.com/citation-style-language/schema/raw/master/csl-citation.json&quot;} RNDomB8YFeNuu"/><text:span text:style-name="Citation">(Rowling; Wyler, 2017b)</text:span><text:reference-mark-end text:name="ZOTERO_ITEM CSL_CITATION {&quot;citationID&quot;:&quot;dLGazsM0&quot;,&quot;properties&quot;:{&quot;formattedCitation&quot;:&quot;(Rowling; Wyler, 2017b)&quot;,&quot;plainCitation&quot;:&quot;(Rowling; Wyler, 2017b)&quot;,&quot;noteIndex&quot;:0},&quot;citationItems&quot;:[{&quot;id&quot;:6,&quot;uris&quot;:[&quot;http://zotero.org/users/local/sOowNeQ0/items/TFIQBXRT&quot;],&quot;itemData&quot;:{&quot;id&quot;:6,&quot;type&quot;:&quot;book&quot;,&quot;abstract&quot;:&quot;Harry Potter e as relíquias da morte', de J.K. Rowling, é o sétimo e último livro da série. Voldemorte está cada vez mais forte e Harry Potter precisa encontrar e aniquilar as Horcruxes para enfraquecer o lorde e poder enfrentálo. Nessa busca desenfreada, contando apenas com os amigos Rony e Hermione, Harry descobre as Relíquias da Morte, que serão úteis na batalha do bem contra o mal.&quot;,&quot;edition&quot;:&quot;1ª edição&quot;,&quot;ISBN&quot;:&quot;978-85-325-3084-4&quot;,&quot;language&quot;:&quot;Português&quot;,&quot;publisher&quot;:&quot;Rocco&quot;,&quot;source&quot;:&quot;Amazon&quot;,&quot;title&quot;:&quot;Harry Potter e as Relíquias da Morte: 7&quot;,&quot;title-short&quot;:&quot;Harry Potter e as Relíquias da Morte&quot;,&quot;author&quot;:[{&quot;family&quot;:&quot;Rowling&quot;,&quot;given&quot;:&quot;J. K.&quot;},{&quot;family&quot;:&quot;Wyler&quot;,&quot;given&quot;:&quot;Lia&quot;}],&quot;contributor&quot;:[{&quot;family&quot;:&quot;Moss&quot;,&quot;given&quot;:&quot;Olly&quot;}],&quot;issued&quot;:{&quot;date-parts&quot;:[[&quot;2017&quot;,8,19]]}}}],&quot;schema&quot;:&quot;https://github.com/citation-style-language/schema/raw/master/csl-citation.json&quot;} RNDomB8YFeNuu"/></text:p>
      <text:p text:style-name="Citação_20_GHST"><text:span text:style-name="Citation"/></text:p>
      <text:p text:style-name="Citação_20_GHST"><text:span text:style-name="Citation"><text:span text:style-name="T4">'' Lembrem-se de Cedico Diggory, Lembrem-se, se chegar a hora de terem de escolher entre o que é certo e o que é fácil, lembrem-se do que aconteceu com um rapaz que era bom, generoso e corajoso. Lembrem-se de Cedrico Diggory.''</text:span></text:span><text:span text:style-name="Citation"> </text:span><text:reference-mark-start text:name="ZOTERO_ITEM CSL_CITATION {&quot;citationID&quot;:&quot;tAl7FSXc&quot;,&quot;properties&quot;:{&quot;formattedCitation&quot;:&quot;(Rowling; Wyler, 2017c)&quot;,&quot;plainCitation&quot;:&quot;(Rowling; Wyler, 2017c)&quot;,&quot;noteIndex&quot;:0},&quot;citationItems&quot;:[{&quot;id&quot;:10,&quot;uris&quot;:[&quot;http://zotero.org/users/local/sOowNeQ0/items/QYEXHWX5&quot;],&quot;itemData&quot;:{&quot;id&quot;:10,&quot;type&quot;:&quot;book&quot;,&quot;abstract&quot;:&quot;Nesta aventura, o feiticeiro cresceu e está com 14 anos. O início do ano letivo de Harry Potter reserva muitas emoções, mágicas, e acontecimentos inesperados, além de um novo torneio em que os alunos de Hogwarts terão de demonstrar todas as habilidade mágicas e nãomágicas que vêm adquirindo ao longo de suas vidas. Harry é escolhido pelo Cálice de Fogo para competir como um dos campeões de Hogwarts, tendo ao lado seus fiéis amigos. Muitos desafios, feitiços, poções e confusões estão reservados para Harry. Além disso, ele terá que lidar ainda com os problemas comuns da adolescência amor, amizade, aceitação e rejeição.&quot;,&quot;edition&quot;:&quot;1ª edição&quot;,&quot;ISBN&quot;:&quot;978-85-325-3081-3&quot;,&quot;language&quot;:&quot;Português&quot;,&quot;publisher&quot;:&quot;Rocco&quot;,&quot;source&quot;:&quot;Amazon&quot;,&quot;title&quot;:&quot;Harry Potter e o Cálice de Fogo: 4&quot;,&quot;title-short&quot;:&quot;Harry Potter e o Cálice de Fogo&quot;,&quot;author&quot;:[{&quot;family&quot;:&quot;Rowling&quot;,&quot;given&quot;:&quot;J. K.&quot;},{&quot;family&quot;:&quot;Wyler&quot;,&quot;given&quot;:&quot;Lia&quot;}],&quot;contributor&quot;:[{&quot;family&quot;:&quot;Moss&quot;,&quot;given&quot;:&quot;Olly&quot;}],&quot;issued&quot;:{&quot;date-parts&quot;:[[&quot;2017&quot;,8,19]]}}}],&quot;schema&quot;:&quot;https://github.com/citation-style-language/schema/raw/master/csl-citation.json&quot;} RNDBxmHxO4q5Z"/><text:span text:style-name="Citation">(Rowling; Wyler, 2017c)</text:span><text:reference-mark-end text:name="ZOTERO_ITEM CSL_CITATION {&quot;citationID&quot;:&quot;tAl7FSXc&quot;,&quot;properties&quot;:{&quot;formattedCitation&quot;:&quot;(Rowling; Wyler, 2017c)&quot;,&quot;plainCitation&quot;:&quot;(Rowling; Wyler, 2017c)&quot;,&quot;noteIndex&quot;:0},&quot;citationItems&quot;:[{&quot;id&quot;:10,&quot;uris&quot;:[&quot;http://zotero.org/users/local/sOowNeQ0/items/QYEXHWX5&quot;],&quot;itemData&quot;:{&quot;id&quot;:10,&quot;type&quot;:&quot;book&quot;,&quot;abstract&quot;:&quot;Nesta aventura, o feiticeiro cresceu e está com 14 anos. O início do ano letivo de Harry Potter reserva muitas emoções, mágicas, e acontecimentos inesperados, além de um novo torneio em que os alunos de Hogwarts terão de demonstrar todas as habilidade mágicas e nãomágicas que vêm adquirindo ao longo de suas vidas. Harry é escolhido pelo Cálice de Fogo para competir como um dos campeões de Hogwarts, tendo ao lado seus fiéis amigos. Muitos desafios, feitiços, poções e confusões estão reservados para Harry. Além disso, ele terá que lidar ainda com os problemas comuns da adolescência amor, amizade, aceitação e rejeição.&quot;,&quot;edition&quot;:&quot;1ª edição&quot;,&quot;ISBN&quot;:&quot;978-85-325-3081-3&quot;,&quot;language&quot;:&quot;Português&quot;,&quot;publisher&quot;:&quot;Rocco&quot;,&quot;source&quot;:&quot;Amazon&quot;,&quot;title&quot;:&quot;Harry Potter e o Cálice de Fogo: 4&quot;,&quot;title-short&quot;:&quot;Harry Potter e o Cálice de Fogo&quot;,&quot;author&quot;:[{&quot;family&quot;:&quot;Rowling&quot;,&quot;given&quot;:&quot;J. K.&quot;},{&quot;family&quot;:&quot;Wyler&quot;,&quot;given&quot;:&quot;Lia&quot;}],&quot;contributor&quot;:[{&quot;family&quot;:&quot;Moss&quot;,&quot;given&quot;:&quot;Olly&quot;}],&quot;issued&quot;:{&quot;date-parts&quot;:[[&quot;2017&quot;,8,19]]}}}],&quot;schema&quot;:&quot;https://github.com/citation-style-language/schema/raw/master/csl-citation.json&quot;} RNDBxmHxO4q5Z"/></text:p>
      <text:p text:style-name="P7"/>
      <text:p text:style-name="P9"><text:span text:style-name="T5">“Junto de toda sabedoria do universo, o cachorro recebeu o dom de diferenciar ruins e bons vinhos”</text:span><text:reference-mark-start text:name="ZOTERO_ITEM CSL_CITATION {&quot;citationID&quot;:&quot;DF9rL8Ok&quot;,&quot;properties&quot;:{&quot;formattedCitation&quot;:&quot;(WillTirando, 2025)&quot;,&quot;plainCitation&quot;:&quot;(WillTirando, 2025)&quot;,&quot;noteIndex&quot;:0},&quot;citationItems&quot;:[{&quot;id&quot;:12,&quot;uris&quot;:[&quot;http://zotero.org/users/local/sOowNeQ0/items/VKUY39Q4&quot;],&quot;itemData&quot;:{&quot;id&quot;:12,&quot;type&quot;:&quot;post-weblog&quot;,&quot;language&quot;:&quot;pt-BR&quot;,&quot;title&quot;:&quot;WillTirando&quot;,&quot;URL&quot;:&quot;http://www.willtirando.com.br/&quot;,&quot;accessed&quot;:{&quot;date-parts&quot;:[[&quot;2025&quot;,4,11]]},&quot;issued&quot;:{&quot;date-parts&quot;:[[&quot;2025&quot;,4,10]]}}}],&quot;schema&quot;:&quot;https://github.com/citation-style-language/schema/raw/master/csl-citation.json&quot;} RNDiQltSOdVCY"/><text:span text:style-name="T5">(WillTirando, 2025)</text:span><text:reference-mark-end text:name="ZOTERO_ITEM CSL_CITATION {&quot;citationID&quot;:&quot;DF9rL8Ok&quot;,&quot;properties&quot;:{&quot;formattedCitation&quot;:&quot;(WillTirando, 2025)&quot;,&quot;plainCitation&quot;:&quot;(WillTirando, 2025)&quot;,&quot;noteIndex&quot;:0},&quot;citationItems&quot;:[{&quot;id&quot;:12,&quot;uris&quot;:[&quot;http://zotero.org/users/local/sOowNeQ0/items/VKUY39Q4&quot;],&quot;itemData&quot;:{&quot;id&quot;:12,&quot;type&quot;:&quot;post-weblog&quot;,&quot;language&quot;:&quot;pt-BR&quot;,&quot;title&quot;:&quot;WillTirando&quot;,&quot;URL&quot;:&quot;http://www.willtirando.com.br/&quot;,&quot;accessed&quot;:{&quot;date-parts&quot;:[[&quot;2025&quot;,4,11]]},&quot;issued&quot;:{&quot;date-parts&quot;:[[&quot;2025&quot;,4,10]]}}}],&quot;schema&quot;:&quot;https://github.com/citation-style-language/schema/raw/master/csl-citation.json&quot;} RNDiQltSOdVCY"/></text:p>
      <text:p text:style-name="P7"/>
      <text:p text:style-name="P7"/>
      <text:p text:style-name="P7">&lt;Referências&gt;</text:p>
      <text:section text:style-name="Sect1" text:name="ZOTERO_BIBL {&quot;uncited&quot;:[],&quot;omitted&quot;:[],&quot;custom&quot;:[]} CSL_BIBLIOGRAPHY RND7fIIfkZeUg">
        <text:p text:style-name="Bibliography_20_1">ROWLING, J. K.; WYLER, Lia. <text:span text:style-name="T6">Harry Potter e a Pedra Filosofal: 1</text:span>. 1<text:span text:style-name="T7">a</text:span> ediçãoed. [<text:span text:style-name="T8">S. l.</text:span>]: Rocco, 2017a. </text:p>
        <text:p text:style-name="Bibliography_20_1">ROWLING, J. K.; WYLER, Lia. <text:span text:style-name="T6">Harry Potter e as Relíquias da Morte: 7</text:span>. 1<text:span text:style-name="T7">a</text:span> ediçãoed. [<text:span text:style-name="T8">S. l.</text:span>]: Rocco, 2017b. </text:p>
        <text:p text:style-name="Bibliography_20_1">ROWLING, J. K.; WYLER, Lia. <text:span text:style-name="T6">Harry Potter e o Cálice de Fogo: 4</text:span>. 1<text:span text:style-name="T7">a</text:span> ediçãoed. [<text:span text:style-name="T8">S. l.</text:span>]: Rocco, 2017c. </text:p>
        <text:p text:style-name="Bibliography_20_1">WILLTIRANDO. <text:span text:style-name="T8">In</text:span>: 10 abr. 2025. Disponível em: http://www.willtirando.com.br/. Acesso em: 11 abr. 2025.</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Arial" svg:font-family="Arial" style:font-adornments="Negrito" style:font-family-generic="swiss" style:font-pitch="variable"/>
    <style:font-face style:name="Arial1" svg:font-family="Arial" style:font-adornments="Normal" style:font-family-generic="swiss" style:font-pitch="variable"/>
    <style:font-face style:name="Arial2"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Roboto" svg:font-family="Roboto, apple-system, BlinkMacSystemFont, 'Segoe UI', 'Helvetica Neue',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arágrafo_20_GHST" style:display-name="Parágrafo GHST" style:family="paragraph" style:parent-style-name="Standard" style:master-page-name="">
      <style:paragraph-properties fo:line-height="150%" fo:text-align="justify" style:justify-single-word="false" fo:text-indent="1.251cm" style:auto-text-indent="false" style:page-number="auto"/>
      <style:text-properties style:font-name="Arial1" fo:font-family="Arial" style:font-style-name="Normal"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ulo_20_1_20_GHST" style:display-name="Titulo 1 GHST" style:family="paragraph" style:parent-style-name="Heading" style:default-outline-level="1" style:master-page-name="">
      <style:paragraph-properties style:page-number="auto">
        <style:tab-stops/>
      </style:paragraph-properties>
      <style:text-properties fo:text-transform="uppercase" style:font-name="Arial" fo:font-family="Arial" style:font-style-name="Negrito" style:font-family-generic="swiss" style:font-pitch="variable" fo:font-size="12pt" fo:font-weight="bold"/>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Título_20_2_20_GHST" style:display-name="Título 2 GHST" style:family="paragraph" style:parent-style-name="Heading" style:default-outline-level="2">
      <style:text-properties fo:text-transform="capitalize" style:font-name="Arial1" fo:font-family="Arial" style:font-style-name="Normal" style:font-family-generic="swiss" style:font-pitch="variable" fo:font-size="12pt" fo:font-weight="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ítulo_20_3_20_GHST" style:display-name="Título 3 GHST" style:family="paragraph" style:parent-style-name="Heading" style:default-outline-level="3">
      <style:text-properties fo:text-transform="capitalize" style:font-name="Arial1" fo:font-family="Arial" style:font-style-name="Normal" style:font-family-generic="swiss" style:font-pitch="variable" fo:font-size="12pt"/>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itação_20_GHST" style:display-name="Citação GHST" style:family="paragraph" style:parent-style-name="Standard">
      <style:paragraph-properties fo:margin-left="4.001cm"/>
      <style:text-properties style:font-name="Arial1" fo:font-family="Arial" style:font-style-name="Normal" style:font-family-generic="swiss" style:font-pitch="variable" fo:font-size="10pt"/>
    </style:style>
    <style:style style:name="Bibliography_20_1" style:display-name="Bibliography 1" style:family="paragraph" style:parent-style-name="Index" style:class="index">
      <style:paragraph-properties fo:margin-left="0cm" fo:margin-top="0cm" fo:margin-bottom="0.423cm" style:contextual-spacing="false" style:line-height-at-least="0.423cm" fo:text-indent="0cm" style:auto-text-indent="false">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bookmark-start text:name="PageNumWizard_HEADER_Índice13"/><text:page-number text:select-page="current">9</text:page-number><text:bookmark-end text:name="PageNumWizard_HEADER_Índice13"/></text:p>
      </style:header>
      <style:header-left>
        <text:p text:style-name="MP1"><text:bookmark-start text:name="PageNumWizard_HEADER_Índice14"/><text:page-number text:select-page="current">8</text:page-number><text:bookmark-end text:name="PageNumWizard_HEADER_Índice14"/></text:p>
      </style:header-left>
    </style:master-page>
    <style:master-page style:name="Página_20_GHST" style:display-name="Página GHST" style:page-layout-name="Mpm1" draw:style-name="Mdp1"/>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3-28T17:43:57.156988188</meta:creation-date>
    <dc:date>2025-04-11T22:45:17.315000000</dc:date>
    <meta:editing-duration>PT15M7S</meta:editing-duration>
    <meta:editing-cycles>2</meta:editing-cycles>
    <meta:generator>LibreOffice/24.8.4.2$Windows_X86_64 LibreOffice_project/bb3cfa12c7b1bf994ecc5649a80400d06cd71002</meta:generator>
    <meta:document-statistic meta:table-count="0" meta:image-count="0" meta:object-count="0" meta:page-count="11" meta:paragraph-count="53" meta:word-count="902" meta:character-count="7274" meta:non-whitespace-character-count="6428"/>
    <meta:user-defined meta:name="ZOTERO_PREF_1">&lt;data data-version="3" zotero-version="7.0.15"&gt;&lt;session id="9ZjVUg4N"/&gt;&lt;style id="http://www.zotero.org/styles/associacao-brasileira-de-normas-tecnicas-ufrgs" hasBibliography="1" bibliographyStyleHasBeenSet="1"/&gt;&lt;prefs&gt;&lt;pref name="fieldType" value="Refere</meta:user-defined>
    <meta:user-defined meta:name="ZOTERO_PREF_2">nceMark"/&gt;&lt;pref name="automaticJournalAbbreviations" value="true"/&gt;&lt;/prefs&gt;&lt;/data&gt;</meta:user-defined>
  </office:meta>
</office:document-meta>
</file>